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/>
    </style:style>
    <style:style style:name="T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xml:id="ct140106172168656" text:id="ct140106172168656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140106172169808" text:id="ct140106172169808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140106172166544" text:id="ct1401061721665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certificat d'urbanisme n°2</text:p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text:span text:style-name="T2">Import depuis reference.odt</text:span></text:p>
      <text:p text:style-name="UrbanBody"/>
      <text:p text:style-name="UrbanBody">Je soussigné,</text:p>
      <text:p text:style-name="UrbanBody"><text:s/><office:annotation><dc:creator>sde </dc:creator><dc:date>2011-10-07T15:13:46</dc:date><text:p text:style-name="P5"><text:span text:style-name="T5">do text </text:span></text:p><text:p text:style-name="P5"><text:span text:style-name="T5">from xhtml(self.portal_urban.decorateHTML('UrbanBody',self.getFolderManagersSignaletic()))</text:span></text:p></office:annotation></text:p>
      <text:p text:style-name="UrbanBody">mandaté par l'Administration Communale <text:text-input text:description="Nom de la commune préfixé par &lt;de&gt; ou &lt;d'&gt;">tool.getCityName(prefixed=True)</text:text-input> certifie que <text:span text:style-name="T3"><text:text-input text:description="Signalétique des demandeurs">self.getApplicantsSignaletic()</text:text-input></text:span></text:p>
      <text:p text:style-name="P4"/>
      <text:p text:style-name="UrbanBody"><office:annotation><dc:creator>Gauthier Bastien</dc:creator><dc:date>2011-02-21T10:09:27</dc:date><text:p text:style-name="P5"><text:span text:style-name="T7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6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6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6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6">do text if not len(self.getParcels()) &gt; 1</text:span></text:p></office:annotation><text:text-input text:description="Lieu des travaux">self.getWorkLocationSignaletic()</text:text-input> 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6">do text if len(self.getParcels()) &gt; 1</text:span></text:p></office:annotation><text:text-input text:description="Lieu des travaux">self.getWorkLocationSignaletic()</text:text-input> 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6">do text if not len(self.getApplicants()) &gt; 1</text:span></text:p></office:annotation></text:span><text:span text:style-name="T4">a déposé une demande de certificat d'urbanisme n°2</text:span></text:p>
      <text:p text:style-name="P3"><office:annotation><dc:creator>Gauthier Bastien</dc:creator><dc:date>2011-02-21T10:14:06</dc:date><text:p text:style-name="P5"><text:span text:style-name="T6">do text if len(self.getApplicants()) &gt; 1</text:span></text:p></office:annotation>ont déposé <text:span text:style-name="T4">une demande de certificat d'urbanisme n°2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140106172168656"/>self.displayValue(self.getFoldermanagers()[0].Vocabulary('grade')[0], self.getFoldermanagers()[0].getGrade())<text:change-end text:change-id="ct140106172168656"/></text:p>
      <text:p text:style-name="UrbanBody"><text:tab/><text:tab/><text:tab/><text:tab/><text:tab/><text:tab/><text:tab/><text:change-start text:change-id="ct140106172169808"/>self.getFoldermanagers()[0].getName2()<text:change-end text:change-id="ct140106172169808"/> <text:change-start text:change-id="ct140106172166544"/>self.getFoldermanagers()[0].getName1()<text:change-end text:change-id="ct1401061721665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3T10:32:07</dc:date>
    <dc:language>fr-FR</dc:language>
    <meta:editing-cycles>87</meta:editing-cycles>
    <meta:editing-duration>PT12H28M24S</meta:editing-duration>
    <dc:creator>sde </dc:creator>
    <meta:document-statistic meta:table-count="0" meta:image-count="0" meta:object-count="0" meta:page-count="1" meta:paragraph-count="18" meta:word-count="103" meta:character-count="1031" meta:non-whitespace-character-count="942"/>
    <meta:user-defined meta:name="Info 1"/>
    <meta:user-defined meta:name="Info 2"/>
    <meta:user-defined meta:name="Info 3"/>
    <meta:user-defined meta:name="Info 4"/>
  </office:meta>
</office:document-meta>
</file>